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100%" draw:opacity-name="Transparency_20_6" draw:textarea-horizontal-align="justify" draw:textarea-vertical-align="middle" draw:auto-grow-height="false" fo:min-height="2.383cm" fo:min-width="2.133cm" draw:shadow="hidden"/>
    </style:style>
    <style:style style:name="gr2" style:family="graphic" style:parent-style-name="standard">
      <style:graphic-properties draw:fill-color="#000000" draw:opacity="100%" draw:opacity-name="Transparency_20_6" draw:textarea-horizontal-align="justify" draw:textarea-vertical-align="middle" draw:auto-grow-height="false" fo:min-height="2.383cm" fo:min-width="2.133cm"/>
    </style:style>
    <style:style style:name="gr3" style:family="graphic" style:parent-style-name="standard">
      <style:graphic-properties draw:fill-color="#000000" draw:opacity="100%" draw:opacity-name="Transparency_20_1" draw:textarea-horizontal-align="justify" draw:textarea-vertical-align="middle" draw:auto-grow-height="false" fo:min-height="0.512cm" fo:min-width="1.786cm"/>
      <style:paragraph-properties style:writing-mode="lr-tb"/>
    </style:style>
    <style:style style:name="P1" style:family="paragraph">
      <loext:graphic-properties draw:fill-color="#000000" draw:opacity="100%" draw:opacity-name="Transparency_20_6"/>
      <style:paragraph-properties fo:text-align="center"/>
    </style:style>
    <style:style style:name="P2" style:family="paragraph">
      <style:paragraph-properties fo:text-align="center" style:writing-mode="lr-tb"/>
      <style:text-properties fo:color="#81d41a" style:font-name="Impact" fo:background-color="transparent"/>
    </style:style>
    <style:style style:name="P3" style:family="paragraph">
      <loext:graphic-properties draw:fill-color="#000000" draw:opacity="100%" draw:opacity-name="Transparency_20_1"/>
      <style:paragraph-properties fo:text-align="center" style:writing-mode="lr-tb"/>
      <style:text-properties fo:color="#81d41a" style:font-name="Impact" fo:background-color="transparent"/>
    </style:style>
    <style:style style:name="T1" style:family="text">
      <style:text-properties fo:color="#81d41a" style:font-name="Impac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23cm" svg:height="3.723cm" svg:x="4.048cm" svg:y="5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23cm" svg:height="3.723cm" svg:x="5.969cm" svg:y="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286cm" svg:height="0.762cm" svg:x="3.921cm" svg:y="13.573cm">
          <text:p text:style-name="P2"><text:span text:style-name="T1"><text:s/></text:span><text:span text:style-name="T1">Sec-Li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radial" draw:cx="50%" draw:cy="50%" draw:start="100%" draw:end="0%" draw:border="0%"/>
    <draw:opacity draw:name="Transparency_20_6" draw:display-name="Transparency 6" draw:style="ellipsoid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15:54:17.256886108</meta:creation-date>
    <dc:date>2023-04-17T09:16:18.401127411</dc:date>
    <meta:editing-duration>PT16H32M36S</meta:editing-duration>
    <meta:editing-cycles>4</meta:editing-cycles>
    <meta:generator>LibreOffice/6.4.7.2$Linux_X86_64 LibreOffice_project/40$Build-2</meta:generator>
    <meta:document-statistic meta:object-count="3"/>
  </office:meta>
</office:document-meta>
</file>